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pFromMessageBySftp.getFile( ChannelSftp channel , ChannelSftp . LsEntry le , File localFi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cpFromMessageBySftp.getDir( ChannelSftp channel , String remoteFile , File localFi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cpFromMessageBySftp.ScpFromMessageBySftp( boolean verbose , Session session , String aRemoteFile , File aLocalFile , boolean recursive , boolean preserve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pFromMessageBySftp.ScpFromMessageBySftp( boolean verbose , Session session , String aRemoteFile , File aLocalFile , boolean 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FromMessageBySftp.ScpFromMessageBySftp( Session session , String aRemoteFile , File aLocalFile , boolean 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FromMessageBySftp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